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1" svg:font-family="Arial"/>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top="0cm" fo:margin-bottom="0cm"/>
    </style:style>
    <style:style style:name="P2" style:family="paragraph" style:parent-style-name="Text_20_body">
      <style:paragraph-properties fo:margin-top="0cm" fo:margin-bottom="0cm"/>
      <style:text-properties fo:language="en" fo:country="US"/>
    </style:style>
    <style:style style:name="P3" style:family="paragraph" style:parent-style-name="Heading_20_2">
      <style:text-properties style:font-name="Arial1" fo:font-size="14pt" fo:language="en" fo:country="US" fo:font-style="italic"/>
    </style:style>
    <style:style style:name="P4" style:family="paragraph" style:parent-style-name="Heading_20_1">
      <style:text-properties style:font-name="Arial1" fo:font-size="16pt" fo:language="en" fo:country="US"/>
    </style:style>
    <style:style style:name="P5" style:family="paragraph" style:parent-style-name="Text_20_body">
      <style:paragraph-properties fo:margin-top="0cm" fo:margin-bottom="0cm"/>
    </style:style>
    <style:style style:name="P6" style:family="paragraph" style:parent-style-name="Text_20_body">
      <style:paragraph-properties fo:margin-top="0cm" fo:margin-bottom="0cm"/>
      <style:text-properties fo:language="en" fo:country="US"/>
    </style:style>
    <style:style style:name="P7" style:family="paragraph" style:parent-style-name="Text_20_body" style:list-style-name="L1">
      <style:paragraph-properties fo:margin-top="0cm" fo:margin-bottom="0cm"/>
      <style:text-properties fo:language="en" fo:country="US"/>
    </style:style>
    <style:style style:name="P8" style:family="paragraph" style:parent-style-name="Text_20_body" style:list-style-name="L1">
      <style:paragraph-properties fo:margin-top="0cm" fo:margin-bottom="0cm"/>
      <style:text-properties fo:language="en" fo:country="US"/>
    </style:style>
    <style:style style:name="P9" style:family="paragraph" style:parent-style-name="Text_20_body" style:list-style-name="L1">
      <style:paragraph-properties fo:margin-top="0cm" fo:margin-bottom="0cm"/>
      <style:text-properties fo:language="en" fo:country="US"/>
    </style:style>
    <style:style style:name="P10" style:family="paragraph" style:parent-style-name="Text_20_body">
      <style:paragraph-properties fo:margin-top="0cm" fo:margin-bottom="0cm"/>
      <style:text-properties fo:font-weight="bold" style:font-weight-asian="bold" style:font-weight-complex="bold"/>
    </style:style>
    <style:style style:name="P11" style:family="paragraph" style:parent-style-name="Heading_20_2">
      <style:text-properties style:font-name="Arial1" fo:font-size="14pt" fo:language="en" fo:country="US" fo:font-style="italic"/>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language="en" fo:country="US"/>
    </style:style>
    <style:style style:name="T4" style:family="text">
      <style:text-properties fo:font-style="normal" style:font-style-asian="normal" style:font-style-complex="normal"/>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Results Repository</text:h>
      <text:p text:style-name="P2">By Jiří Täuber 2009-02-24</text:p>
      <text:p text:style-name="P2"/>
      <text:p text:style-name="P2">This file proposes new architecture for the results repository and some changes in benchmark manager. The goal is to create architecture that will satisfy all the new requirements.</text:p>
      <text:p text:style-name="P2"/>
      <text:p text:style-name="P2">CHANGELOG:</text:p>
      <text:p text:style-name="P2">2009-03-13 - Changed whole file according to new ideas we discussed on meetings</text:p>
      <text:p text:style-name="P2"/>
      <text:h text:style-name="P3" text:outline-level="2">Data Handle</text:h>
      <text:p text:style-name="P2">Tasks will use new data handle classes for storing their results and communicating with the RR.</text:p>
      <text:p text:style-name="P2"/>
      <text:p text:style-name="P2">Data handle types:</text:p>
      <text:list text:style-name="L1">
        <text:list-item>
          <text:p text:style-name="P7">Simple_data_handle</text:p>
        </text:list-item>
        <text:list-item>
          <text:p text:style-name="P7">File_data_handle</text:p>
        </text:list-item>
        <text:list-item>
          <text:p text:style-name="P7">Package_data_handle (this might not be necessary)</text:p>
        </text:list-item>
      </text:list>
      <text:p text:style-name="P2"/>
      <text:p text:style-name="P2">(TODO: Sort out the Data Handle types)</text:p>
      <text:p text:style-name="P2"/>
      <text:p text:style-name="P2">Different types of data handles will provide uniform interface for data manipulation and retrieval. This interface will be used mainly by the Results Repository so it needs to be designed accordingly. Some types of data handles might provide extended interface according to their type (for example change the path and filename in File_data_handle). This extended interface might simplify data handle use in tasks as they know what data they produce.</text:p>
      <text:p text:style-name="P2">(TODO: Design the Data Handle interface)</text:p>
      <text:p text:style-name="P2"/>
      <text:p text:style-name="P2">Data handles are simple objects that provide no added functionality for the data they hold. They will simply hold <text:span text:style-name="T1">name-value</text:span> pairs (also called tags). We refer to (unsorted) list of names as to <text:span text:style-name="T4">data </text:span><text:span text:style-name="T1">signature</text:span> (or <text:span text:style-name="T1">data handle signature</text:span>). There must be at least two tags present in the signature; one of them is <text:span text:style-name="T1">d</text:span><text:span text:style-name="T2">ataset name</text:span> and the other is <text:span text:style-name="T1">d</text:span><text:span text:style-name="T2">ata</text:span>. They have special meaning in the RR as it is designed now.</text:p>
      <text:p text:style-name="P2"/>
      <text:p text:style-name="P2">We expect tasks from the same experiment to provide data with the same signature and dataset name so they can be stored and later processed together.</text:p>
      <text:p text:style-name="P1"/>
      <text:p text:style-name="P1"/>
      <text:h text:style-name="P3" text:outline-level="2">Results Repository</text:h>
      <text:p text:style-name="P2">The RR will be a service that provides one interface for storing and reading data handles and another for work with datasets (creating, deleting, trigger definition). It is aware that data handles consist of name-value pairs and that there is a dataset name and at least one other tag (data) in each data handle. The RR has no further knowledge of the data semantics.</text:p>
      <text:p text:style-name="P2">(TODO: Decide whether RR should be aware of the data handle type and how)</text:p>
      <text:p text:style-name="P1"/>
      <text:p text:style-name="P2">Tasks commit their data through data handles to the results repository. Data handles will be stored in database structure. Dataset name is equivalent of table name, signature tells the table columns. Each data of the same signature and dataset name are then represented as a table row. Simple small data can be stored directly in database, large data are stored only in form of a reference. Data <text:soft-page-break/>handles with the same dataset name but different signature will be treated as invalid and an attempt to save them should result in an exception.</text:p>
      <text:p text:style-name="P2">(TODO: Where are the large files stored? Is there any kind of results that might be persistent on a remote host? SW package perhaps? Otherwise we can do background transfer and change the reference when the file is at the RR machine)</text:p>
      <text:p text:style-name="P2"/>
      <text:p text:style-name="P2">Each dataset (specified by dataset name) may have several triggers which specify some kind of condition regarding the data handle (TODO: obviously an insufficient definition). If the data handle meets the trigger condition then the RR schedules a task specified by the trigger and locks the trigger at the same time. This is to prevent cumulation of tasks which do the same thing. Task's responsibility is to release the trigger once it started so the same task can be scheduled again. (TODO: should we make locking optional?)</text:p>
      <text:p text:style-name="P1"/>
      <text:h text:style-name="P3" text:outline-level="2">Data Evaluation</text:h>
      <text:p text:style-name="P2">Process of data evaluation is controlled by the trigger structure saved in the RR. Tasks scheduled by the RR in response to some trigger are expected to perform some statistic calculation and save their results back to the RR. This action might cause another task to start and so on.</text:p>
      <text:p text:style-name="P2"/>
      <text:p text:style-name="P1"><text:span text:style-name="T3">Regression analysis are easy to maintain with this structure of triggers. Single call analysis can be performed by running the appropriate evaluation tasks without even creating any triggers in the RR.</text:span></text:p>
      <text:p text:style-name="P1"><text:span text:style-name="T3"/></text:p>
      <text:h text:style-name="P3" text:outline-level="2">Benchmark Manager</text:h>
      <text:p text:style-name="P1"><text:span text:style-name="T3">The benchmark manager is framework that communicates with the results repository and user interface. It is used to setup and run different types of analysis. Pluggable modules are used for the parts of the BM which need to be rather flexible.</text:span></text:p>
      <text:p text:style-name="P1"><text:span text:style-name="T3"/></text:p>
      <text:p text:style-name="P10"><text:span text:style-name="T3">Scheduler</text:span></text:p>
      <text:p text:style-name="P1"><text:span text:style-name="T3">This pluggable module only tells the BM whether to schedule an analysis or not.</text:span></text:p>
      <text:p text:style-name="P1"><text:span text:style-name="T3"/></text:p>
      <text:p text:style-name="P10"><text:span text:style-name="T3">Configurator</text:span></text:p>
      <text:p text:style-name="P1"><text:span text:style-name="T3">Pluggable module responsible for gathering configuration information. It should be able to create configuration object either interactively from web interface or from a file (passed through command line). This configuration is then used in generator and analysator.</text:span></text:p>
      <text:p text:style-name="P1"><text:span text:style-name="T3"/></text:p>
      <text:p text:style-name="P10"><text:span text:style-name="T3">Generator</text:span></text:p>
      <text:p text:style-name="P1"><text:span text:style-name="T3">Pluggable module responsible for generating tasks that execute the benchmark experiments. It expects a specific form of configuration from configurator so the two must be compatible.</text:span></text:p>
      <text:p text:style-name="P1"><text:span text:style-name="T3"/></text:p>
      <text:p text:style-name="P10"><text:span text:style-name="T3">Analysator</text:span></text:p>
      <text:p text:style-name="P1"><text:span text:style-name="T3">Pluggable module that is responsible for creating triggers on datasets in the RR. These triggers will perform statistical computations of the benchmark data. It expects datasets with certain signature so it must be compatible with generator pluggable module. It also shares some configuration with the generator so it must also be compatible with the configurator as well.</text:span></text:p>
      <text:p text:style-name="P1"><text:span text:style-name="T3"/></text:p>
      <text:p text:style-name="P1"><text:span text:style-name="T3">In the interface, user specifies which configurator to use and the rest of configuration will be up to it. When the configuration is complete, the BM creates appropriate structures in the RR, runs the generator and the analysator if necessary. In the end an analysis is specified by its configuration. Names of configurator, generator, analysator and scheduer are part of this configur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1" svg:font-family="Arial"/>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creation-date>2009-02-20T13:18:56</meta:creation-date>
    <dc:date>2009-03-13T11:03:48</dc:date>
    <meta:editing-cycles>16</meta:editing-cycles>
    <meta:editing-duration>P4DT23H19M5S</meta:editing-duration>
    <meta:user-defined meta:name="Info 1"/>
    <meta:user-defined meta:name="Info 2"/>
    <meta:user-defined meta:name="Info 3"/>
    <meta:user-defined meta:name="Info 4"/>
    <meta:document-statistic meta:table-count="0" meta:image-count="0" meta:object-count="0" meta:page-count="2" meta:paragraph-count="36" meta:word-count="899" meta:character-count="5443"/>
  </office:meta>
</office:document-meta>
</file>